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text-properties style:font-name="Times New Roman"/>
    </style:style>
    <style:style style:name="P3" style:family="paragraph" style:parent-style-name="Text_20_body">
      <style:text-properties officeooo:paragraph-rsid="000115f4"/>
    </style:style>
    <style:style style:name="P4" style:family="paragraph">
      <style:paragraph-properties fo:text-align="center"/>
    </style:style>
    <style:style style:name="T1" style:family="text">
      <style:text-properties style:font-name="Times New Roman" style:font-name-complex="Times New Roman1" style:font-size-complex="12pt"/>
    </style:style>
    <style:style style:name="T2" style:family="text">
      <style:text-properties fo:background-color="#ffffff" loext:char-shading-value="0"/>
    </style:style>
    <style:style style:name="T3" style:family="text">
      <style:text-properties fo:background-color="#ffffff" loext:char-shading-value="0" style:font-size-complex="12pt"/>
    </style:style>
    <style:style style:name="T4" style:family="text">
      <style:text-properties fo:color="#000000" fo:background-color="#ffffff" loext:char-shading-value="0"/>
    </style:style>
    <style:style style:name="T5" style:family="text">
      <style:text-properties fo:color="#000000" fo:background-color="#ffffff" loext:char-shading-value="0" style:font-size-complex="12pt"/>
    </style:style>
    <style:style style:name="T6" style:family="text">
      <style:text-properties fo:color="#000000" fo:background-color="#ffffff" loext:char-shading-value="0" style:font-name-complex="Courier New1" style:font-size-complex="12pt"/>
    </style:style>
    <style:style style:name="T7" style:family="text">
      <style:text-properties fo:color="#000000" style:font-name="Palatino Linotype" fo:font-size="12.5pt" fo:background-color="#ffffff" loext:char-shading-value="0" style:font-size-asian="12.5pt" style:font-size-complex="12.5pt"/>
    </style:style>
    <style:style style:name="T8" style:family="text">
      <style:text-properties fo:color="#000000" style:font-name="Courier New" fo:font-size="12.5pt" fo:background-color="#ffffff" loext:char-shading-value="0" style:font-size-asian="12.5pt" style:font-name-complex="Courier New1" style:font-size-complex="12.5pt"/>
    </style:style>
    <style:style style:name="T9" style:family="text">
      <style:text-properties fo:color="#000000" fo:font-size="12.5pt" fo:background-color="#ffffff" loext:char-shading-value="0" style:font-size-asian="12.5pt" style:font-size-complex="12.5pt"/>
    </style:style>
    <style:style style:name="T10" style:family="text">
      <style:text-properties fo:color="#000000" fo:font-size="12.5pt" fo:background-color="#ffffff" loext:char-shading-value="0" style:font-size-asian="12.5pt" style:font-name-complex="Courier New1" style:font-size-complex="12.5pt"/>
    </style:style>
    <style:style style:name="T11" style:family="text">
      <style:text-properties fo:color="#000000" style:font-name="Times New Roman" fo:background-color="#ffffff" loext:char-shading-value="0"/>
    </style:style>
    <style:style style:name="T12" style:family="text">
      <style:text-properties fo:color="#000000" style:font-name="Times New Roman" fo:background-color="#ffffff" loext:char-shading-value="0" style:font-size-complex="12pt"/>
    </style:style>
    <style:style style:name="T13" style:family="text">
      <style:text-properties fo:color="#000000" style:font-name="Times New Roman" fo:background-color="#ffffff" loext:char-shading-value="0" style:font-name-complex="Courier New1"/>
    </style:style>
    <style:style style:name="T14" style:family="text">
      <style:text-properties fo:color="#000000" style:font-name="Times New Roman" fo:background-color="#ffffff" loext:char-shading-value="0" style:font-name-complex="Courier New1" style:font-size-complex="12pt"/>
    </style:style>
    <style:style style:name="T15" style:family="text">
      <style:text-properties fo:color="#000000" style:font-name="Times New Roman" fo:font-size="12.5pt" fo:background-color="#ffffff" loext:char-shading-value="0" style:font-size-asian="12.5pt" style:font-size-complex="12.5pt"/>
    </style:style>
    <style:style style:name="T16" style:family="text">
      <style:text-properties fo:color="#000000" style:font-name="Times New Roman" fo:font-size="12.5pt" fo:background-color="#ffffff" loext:char-shading-value="0" style:font-size-asian="12.5pt" style:font-name-complex="Courier New1" style:font-size-complex="12.5pt"/>
    </style:style>
    <style:style style:name="T17" style:family="text">
      <style:text-properties fo:color="#000000" style:font-name="Times New Roman" fo:font-size="12pt" fo:background-color="#ffffff" loext:char-shading-value="0" style:font-size-asian="12pt" style:font-size-complex="12pt"/>
    </style:style>
    <style:style style:name="T18" style:family="text">
      <style:text-properties fo:color="#000000" style:font-name="Times New Roman" fo:font-size="12pt" fo:background-color="#ffffff" loext:char-shading-value="0" style:font-size-asian="12pt" style:font-name-complex="Courier New1" style:font-size-complex="12pt"/>
    </style:style>
    <style:style style:name="T19" style:family="text">
      <style:text-properties fo:color="#000000" fo:font-size="12pt" fo:background-color="#ffffff" loext:char-shading-value="0" style:font-size-asian="12pt" style:font-size-complex="12pt"/>
    </style:style>
    <style:style style:name="T20" style:family="text">
      <style:text-properties fo:color="#000000" fo:font-size="12pt" fo:background-color="#ffffff" loext:char-shading-value="0" style:font-size-asian="12pt" style:font-name-complex="Courier New1" style:font-size-complex="12pt"/>
    </style:style>
    <style:style style:name="T21" style:family="text">
      <style:text-properties fo:background-color="#d8d8d8" loext:char-shading-value="38"/>
    </style:style>
    <style:style style:name="T22" style:family="text">
      <style:text-properties fo:background-color="#d8d8d8" loext:char-shading-value="38" style:font-size-complex="12pt"/>
    </style:style>
    <style:style style:name="T23" style:family="text">
      <style:text-properties style:font-name-complex="Times New Roman1"/>
    </style:style>
    <style:style style:name="T24" style:family="text">
      <style:text-properties style:font-name-complex="Times New Roman1" style:font-size-complex="12pt"/>
    </style:style>
    <style:style style:name="T25" style:family="text">
      <style:text-properties style:font-name="Times New Roman" fo:background-color="#ffffff" loext:char-shading-value="0"/>
    </style:style>
    <style:style style:name="T26" style:family="text">
      <style:text-properties style:font-name="Times New Roman" fo:background-color="#ffffff" loext:char-shading-value="0" style:font-size-complex="12pt"/>
    </style:style>
    <style:style style:name="T27" style:family="text">
      <style:text-properties style:font-name="Times New Roman" fo:font-size="12pt" fo:background-color="#ffffff" loext:char-shading-value="0" style:font-size-asian="12pt" style:font-size-complex="12pt"/>
    </style:style>
    <style:style style:name="T28" style:family="text">
      <style:text-properties fo:font-size="12pt" fo:background-color="#ffffff" loext:char-shading-value="0" style:font-size-asian="12pt" style:font-size-complex="12pt"/>
    </style:style>
    <style:style style:name="gr1" style:family="graphic">
      <style:graphic-properties draw:stroke="none" svg:stroke-width="0in" draw:fill="none"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4.2, 4.5, 4.8.1-5, 4.13.1-3</text:span></text:p>
      <text:p text:style-name="Text_20_body"><text:span text:style-name="T27">4.2</text:span><text:span text:style-name="apple-converted-space"><text:span text:style-name="T17"> </text:span></text:span><text:span text:style-name="T27">The basic single-cycle MIPS implementation in</text:span><text:span text:style-name="apple-converted-space"><text:span text:style-name="T17"> </text:span></text:span><text:a xlink:type="simple" xlink:href="file:///C:/Users/HWU/Desktop/Dropbox/Documents/12th%20Grade%20Foothill/CS%2010/Programs/Week%206/part0012_split_001.html#F0015"><text:span text:style-name="T27">Figure 4.2</text:span></text:a><text:span text:style-name="apple-converted-space"><text:span text:style-name="T17"> </text:span></text:span><text:span text:style-name="T27">can only implement some instructions. New instructions can be added to an existing Instruction Set Architecture (ISA), but the decision whether or not to do that depends, among other things, on the cost and complexity the proposed addition introduces into the processor datapath and control. The first three problems in this exercise refer to the new instruction:</text:span></text:p>
      <text:p text:style-name="Text_20_body"><text:span text:style-name="T27">Instruction:</text:span><text:span text:style-name="apple-converted-space"><text:span text:style-name="T17"> </text:span></text:span><text:span text:style-name="inlinecode"><text:span text:style-name="T18">LWI Rt,Rd(Rs)</text:span></text:span></text:p>
      <text:p text:style-name="Text_20_body"><text:span text:style-name="T27">Interpretation:</text:span><text:span text:style-name="apple-converted-space"><text:span text:style-name="T17"> </text:span></text:span><text:span text:style-name="inlinecode"><text:span text:style-name="T18">Reg[Rt] = Mem[Reg[Rd]+Reg[Rs]]</text:span></text:span></text:p>
      <text:p text:style-name="Text_20_body"><text:span text:style-name="T27">4.2.1</text:span><text:span text:style-name="apple-converted-space"><text:span text:style-name="T17"> </text:span></text:span><text:span text:style-name="T27">[10] &lt;§4.1&gt; Which existing blocks (if any) can be used for this instruction?</text:span></text:p>
      <text:p text:style-name="P2"><text:span text:style-name="T21">Other than typically required blocks such as the PC and instruction memory, the registers block, ALU, and memory would be needed to add the registers and go to specified location in memory. </text:span></text:p>
      <text:p text:style-name="Text_20_body"><text:span text:style-name="T27">4.2.2</text:span><text:span text:style-name="apple-converted-space"><text:span text:style-name="T17"> </text:span></text:span><text:span text:style-name="T27">[10] &lt;§4.1&gt; Which new functional blocks (if any) do we need for this instruction?</text:span></text:p>
      <text:p text:style-name="P2"><text:span text:style-name="T21">I don’t believe there needs to be new blocks to perform this function. There might be a problem in that the registers would need to be used as the memory address itself instead of an area of memory being pointed at by the register.</text:span></text:p>
      <text:p text:style-name="Text_20_body"><text:span text:style-name="T27">4.2.3</text:span><text:span text:style-name="apple-converted-space"><text:span text:style-name="T17"> </text:span></text:span><text:span text:style-name="T27">[10] &lt;§4.1&gt; What new signals do we need (if any) from the control unit to support this instruction?</text:span></text:p>
      <text:p text:style-name="P2"><text:span text:style-name="T21">There shouldn’t be a necessity for new signals. The required blocks appear to be controlled sufficiently by the control block.</text:span></text:p>
      <text:p text:style-name="P2"/>
      <text:p text:style-name="Text_20_body"><text:bookmark-start text:name="_GoBack"/><text:span text:style-name="T17">4.5</text:span><text:span text:style-name="apple-converted-space"><text:span text:style-name="T17"> </text:span></text:span><text:span text:style-name="T17">For the problems in this exercise, assume that there are no pipeline stalls and that the breakdown of executed instructions is as follows:</text:span></text:p>
      <text:p text:style-name="P2"><text:span text:style-name="T4">(picture)</text:span></text:p>
      <text:p text:style-name="Text_20_body"><text:span text:style-name="T17">4.5.1</text:span><text:span text:style-name="apple-converted-space"><text:span text:style-name="T17"> </text:span></text:span><text:span text:style-name="T17">[10] &lt;§4.3&gt; In what fraction of all cycles is the data memory used?</text:span></text:p>
      <text:p text:style-name="Text_20_body"><text:span text:style-name="T17">4.5.2</text:span><text:span text:style-name="apple-converted-space"><text:span text:style-name="T17"> </text:span></text:span><text:span text:style-name="T17">[10] &lt;§4.3&gt; In what fraction of all cycles is the input of the sign-extend circuit needed? What is this circuit doing in cycles in which its input is not needed?</text:span></text:p>
      <text:p text:style-name="P3"><text:bookmark-end text:name="_GoBack"/><text:span text:style-name="T17">4.8</text:span><text:span text:style-name="apple-converted-space"><text:span text:style-name="T17"> </text:span></text:span><text:span text:style-name="T17">In this exercise, we examine how pipelining affects the clock cycle time of the processor. Problems in this exercise assume that individual stages of the datapath have the following latencies:</text:span></text:p>
      <text:p text:style-name="P3"><text:span text:style-name="T11"><text:line-break/>Also, assume that instructions executed by the processor are broken down as follows:</text:span></text:p>
      <text:p text:style-name="P2"><draw:rect text:anchor-type="as-char" svg:y="0in" draw:z-index="0" draw:name="Rectangle 2" draw:style-name="gr1" draw:text-style-name="P4" svg:width="0.3335in" svg:height="0.3335in"><text:p/></draw:rect></text:p>
      <text:p text:style-name="Text_20_body"><text:span text:style-name="T17">4.8.1</text:span><text:span text:style-name="apple-converted-space"><text:span text:style-name="T17"> </text:span></text:span><text:span text:style-name="T17">[5] &lt;§4.5&gt; What is the clock cycle time in a pipelined and non-pipelined processor?</text:span></text:p>
      <text:p text:style-name="Text_20_body"><text:soft-page-break/><text:span text:style-name="T17">4.8.2</text:span><text:span text:style-name="apple-converted-space"><text:span text:style-name="T17"> </text:span></text:span><text:span text:style-name="T17">[10] &lt;§4.5&gt; What is the total latency of an LW instruction in a pipelined and non-pipelined processor?</text:span></text:p>
      <text:p text:style-name="Text_20_body"><text:span text:style-name="T27">4.8.3</text:span><text:span text:style-name="apple-converted-space"><text:span text:style-name="T17"> </text:span></text:span><text:span text:style-name="T27">[10] &lt;§4.5&gt; If we can split one stage of the pipelined datapath into two new stages, each with half the latency of the original stage, which stage would you split and what is the new clock cycle time of the processor?</text:span></text:p>
      <text:p text:style-name="Text_20_body"><text:span text:style-name="T27">4.8.4</text:span><text:span text:style-name="apple-converted-space"><text:span text:style-name="T17"> </text:span></text:span><text:span text:style-name="T27">[10] &lt;§4.5&gt; Assuming there are no stalls or hazards, what is the utilization of the data memory?</text:span></text:p>
      <text:p text:style-name="Text_20_body"><text:span text:style-name="T27">4.8.5</text:span><text:span text:style-name="apple-converted-space"><text:span text:style-name="T17"> </text:span></text:span><text:span text:style-name="T27">[10] &lt;§4.5&gt; Assuming there are no stalls or hazards, what is the utilization of the write-register port of the “Registers” unit?</text:span></text:p>
      <text:p text:style-name="P2"/>
      <text:p text:style-name="Text_20_body"><text:span text:style-name="T27">4.13.1</text:span><text:span text:style-name="apple-converted-space"><text:span text:style-name="T17"> </text:span></text:span><text:span text:style-name="T27">[5] &lt;§4.7&gt; If there is no forwarding or hazard detection, insert</text:span><text:span text:style-name="apple-converted-space"><text:span text:style-name="T17"> </text:span></text:span><text:span text:style-name="inlinecode"><text:span text:style-name="T18">nop</text:span></text:span><text:span text:style-name="T27">s to ensure correct execution.</text:span></text:p>
      <text:p text:style-name="Text_20_body"><text:span text:style-name="T27">4.13.2</text:span><text:span text:style-name="apple-converted-space"><text:span text:style-name="T17"> </text:span></text:span><text:span text:style-name="T27">[10] &lt;§4.7&gt; Repeat 4.13.1 but now use</text:span><text:span text:style-name="apple-converted-space"><text:span text:style-name="T17"> </text:span></text:span><text:span text:style-name="inlinecode"><text:span text:style-name="T18">nop</text:span></text:span><text:span text:style-name="T27">s only when a hazard cannot be avoided by changing or rearranging these instructions. You can assume register R7 can be used to hold temporary values in your modified code.</text:span></text:p>
      <text:p text:style-name="Text_20_body"><text:span text:style-name="T27">4.13.3</text:span><text:span text:style-name="apple-converted-space"><text:span text:style-name="T17"> </text:span></text:span><text:span text:style-name="T27">[10] &lt;§4.7&gt; If the processor has forwarding, but we forgot to implement the hazard detection unit, what happens when this code execute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cod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10:08:57.711000000</meta:creation-date>
    <dc:date>2014-02-20T10:11:14.942000000</dc:date>
    <meta:editing-duration>P0D</meta:editing-duration>
    <meta:editing-cycles>1</meta:editing-cycles>
    <meta:document-statistic meta:table-count="0" meta:image-count="0" meta:object-count="0" meta:page-count="2" meta:paragraph-count="25" meta:word-count="528" meta:character-count="3140" meta:non-whitespace-character-count="2634"/>
    <meta:generator>LibreOffice/4.2.0.4$Windows_x86 LibreOffice_project/05dceb5d363845f2cf968344d7adab8dcfb2ba71</meta:generator>
  </office:meta>
</office:document-meta>
</file>